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sub 58%" fo:font-size="32pt" style:font-size-asian="32pt" style:font-size-complex="32pt"/>
    </style:style>
    <style:style style:name="T7" style:family="text">
      <style:text-properties style:text-position="sub 58%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unctions and Sets 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a Set?</text:p>
          </draw:text-box>
        </draw:frame>
        <draw:frame presentation:style-name="pr5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A Set is a collection of things</text:p>
              </text:list-item>
              <text:list-item>
                <text:p>A Set can't contain duplicates</text:p>
              </text:list-item>
              <text:list-item>
                <text:p>Ususally denoted in {}</text:p>
              </text:list-item>
              <text:list-item>
                <text:p>Examples:</text:p>
                <text:list>
                  <text:list-item>
                    <text:p>{Apple, Orange, Bananna}</text:p>
                  </text:list-item>
                  <text:list-item>
                    <text:p>{Chairs in this room}</text:p>
                  </text:list-item>
                  <text:list-item>
                    <text:p>{1,2,3,4,5,6,7,8,9,...}</text:p>
                  </text:list-item>
                  <text:list-item>
                    <text:p>{} <text:s text:c="5"/>The empty set is a set</text:p>
                  </text:list-item>
                  <text:list-item>
                    <text:p>{1, 1, 1, 1, 1, 1} <text:s text:c="5"/>This is not a 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ts we typically use in Mat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tural Numbers (ℕ) = {1,2,3,4,5,...}</text:p>
              </text:list-item>
              <text:list-item>
                <text:p>Integers (ℤ) = {...,-3,-2,-1,0,1,2,3,...}</text:p>
              </text:list-item>
              <text:list-item>
                <text:p>Rational Numbers (ℚ) = {p/q | p,q ∈ ℤ and q ≠ 0}</text:p>
              </text:list-item>
              <text:list-item>
                <text:p>Real Numbers (ℝ) = Rationals + more stuf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can we do with Sets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can find the Union</text:p>
                <text:list>
                  <text:list-item>
                    <text:p>{1,2,3} ∪ {3,4,5} = {1,2,3,4,5}</text:p>
                  </text:list-item>
                </text:list>
              </text:list-item>
              <text:list-item>
                <text:p>We can find the Intersection</text:p>
                <text:list>
                  <text:list-item>
                    <text:p>{1,2,3} ∪ {3,4,5} = {3}</text:p>
                  </text:list-item>
                </text:list>
              </text:list-item>
              <text:list-item>
                <text:p>We can apply fun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ake elements of one (or more) sets and map them into another set</text:p>
              </text:list-item>
              <text:list-item>
                <text:p>Examples:</text:p>
                <text:list>
                  <text:list-item>
                    <text:p>Student's ID to Student's Name</text:p>
                  </text:list-item>
                  <text:list-item>
                    <text:p>Amount of water in water bottle to mass of water bottle</text:p>
                  </text:list-item>
                  <text:list-item>
                    <text:p>Integers to the "next" Integer</text:p>
                  </text:list-item>
                  <text:list-item>
                    <text:p>Two Reals to the sum of the tw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 it a function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function must have a unique output for each input</text:p>
              </text:list-item>
              <text:list-item>
                <text:p>When you input a value you can only get one output</text:p>
              </text:list-item>
              <text:list-item>
                <text:p>Functions or not?</text:p>
                <text:list>
                  <text:list-item>
                    <text:p>Student's grade to their name</text:p>
                  </text:list-item>
                  <text:list-item>
                    <text:p>Desk to the student sitting in them</text:p>
                  </text:list-item>
                  <text:list-item>
                    <text:p>Student to desk they are sitting 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main, Co-Domain and Range</text:p>
          </draw:text-box>
        </draw:frame>
        <draw:frame presentation:style-name="pr5" draw:layer="layout" svg:width="25.199cm" svg:height="15.211cm" svg:x="1.4cm" svg:y="4.914cm" presentation:class="outline" presentation:user-transformed="true">
          <draw:text-box>
            <text:list text:style-name="L2">
              <text:list-item>
                <text:p>Domain is the Set of inputs to the function</text:p>
              </text:list-item>
              <text:list-item>
                <text:p>Co-Domain is the Set that the outputs are in</text:p>
              </text:list-item>
              <text:list-item>
                <text:p>Range is the Set of all possible outputs of the function</text:p>
              </text:list-item>
              <text:list-item>
                <text:p>Example:</text:p>
                <text:list>
                  <text:list-item>
                    <text:p><text:span text:style-name="T1">Function from Capital letters to their lowercase counterparts</text:span></text:p>
                  </text:list-item>
                  <text:list-item>
                    <text:p><text:span text:style-name="T1">Domain = </text:span><text:span text:style-name="T2">{A,B,C,D,E,F,G,H,I,J,K,L,M,N,O,P,Q,R,S,T,U,V,W,X,Y,Z}</text:span></text:p>
                  </text:list-item>
                  <text:list-item>
                    <text:p><text:span text:style-name="T1">Range = </text:span><text:span text:style-name="T2">{a,b,c,d,e,f,g,h,i,j,k,l,m,n,o,p,q,r,s,t,u,v,w,x,y,z}</text:span></text:p>
                  </text:list-item>
                  <text:list-item>
                    <text:p><text:span text:style-name="T1">Co-Domain = </text:span><text:span text:style-name="T3">{A,B,C,D,E,F,G,H,I,J,K,L,M,N,O,P,Q,R,S,T,U,V,W,X,Y,Z,a,b,c,d,e,f,g,h,i,j,k,l,m,n,o,p,q,r,s,t,u,v,w,x,y,z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osite Functions</text:p>
          </draw:text-box>
        </draw:frame>
        <draw:frame presentation:style-name="pr5" draw:layer="layout" svg:width="25.199cm" svg:height="14.392cm" svg:x="1.4cm" svg:y="4.914cm" presentation:class="outline" presentation:user-transformed="true">
          <draw:text-box>
            <text:list text:style-name="L2">
              <text:list-item>
                <text:p>So what if we take the output of one function and feed it into another?</text:p>
              </text:list-item>
              <text:list-item>
                <text:p>Let f(x) be the function that takes a Student ID and returns the student, and g(x) takes a student and returns their favorite color</text:p>
              </text:list-item>
              <text:list-item>
                <text:p>What would happen if I first ran y = f(x) and then ran z = g(y)? </text:p>
                <text:list>
                  <text:list-item>
                    <text:p>Ususlly denoted as z = g(f(x))</text:p>
                  </text:list-item>
                </text:list>
              </text:list-item>
              <text:list-item>
                <text:p>What would happen if I did it in the other order z' = f(g(x))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s in Mat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ost function we use in math take in and output numbers</text:p>
              </text:list-item>
              <text:list-item>
                <text:p>The simplist is the <text:span text:style-name="T4">Constant Function</text:span>, f(x) = c</text:p>
              </text:list-item>
              <text:list-item>
                <text:p>Next we can get <text:span text:style-name="T4">Linear Functions</text:span>,f(x) = m x+b</text:p>
              </text:list-item>
              <text:list-item>
                <text:p>Then <text:span text:style-name="T4">Quadratics</text:span>, f(x) = a x<text:span text:style-name="T5">2</text:span> +bx + c</text:p>
              </text:list-item>
              <text:list-item>
                <text:p>To generalize we can get <text:span text:style-name="T4">Polynomials</text:span></text:p>
                <text:p>f(x) = a<text:span text:style-name="T6">0</text:span> + a<text:span text:style-name="T7">1</text:span>x + a<text:span text:style-name="T7">2</text:span>x<text:span text:style-name="T5">2</text:span> + a<text:span text:style-name="T7">3</text:span>x<text:span text:style-name="T5">3</text:span> + ... + a<text:span text:style-name="T7">n</text:span>x<text:span text:style-name="T5">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Math Func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4">Rational Functions</text:span> have the form <text:span text:style-name="T8">f(x) = p(x)/q(x)</text:span></text:p>
                <text:list>
                  <text:list-item>
                    <text:p>Look familair?</text:p>
                  </text:list-item>
                  <text:list-item>
                    <text:p>Undefined when q(x) = 0</text:p>
                  </text:list-item>
                </text:list>
              </text:list-item>
              <text:list-item>
                <text:p><text:span text:style-name="T4">Algebraic Functions</text:span></text:p>
                <text:list>
                  <text:list-item>
                    <text:p><text:span text:style-name="T9">Consrtucted using any combination of addition, subtraction, multiplication, division, expoentiation and roots</text:span></text:p>
                  </text:list-item>
                </text:list>
              </text:list-item>
              <text:list-item>
                <text:p><text:span text:style-name="T9">We will cover additional functions la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erties of Func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ne-to-One Function</text:p>
                <text:list>
                  <text:list-item>
                    <text:p>Each y in y = f(x) corrosponds to at most one x</text:p>
                  </text:list-item>
                </text:list>
              </text:list-item>
              <text:list-item>
                <text:p>Onto Function</text:p>
                <text:list>
                  <text:list-item>
                    <text:p>Each y in y = f(x) corrosponds to at least one x</text:p>
                  </text:list-item>
                </text:list>
              </text:list-item>
              <text:list-item>
                <text:p>An Even Function is symmetric about the y-axis</text:p>
                <text:list>
                  <text:list-item>
                    <text:p>Mathematiclly this means that f(x) = f(-x)</text:p>
                  </text:list-item>
                </text:list>
              </text:list-item>
              <text:list-item>
                <text:p>An Odd Function is symmetric about the origin</text:p>
                <text:list>
                  <text:list-item>
                    <text:p>Mathematiclly this means that f(-x) = -f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 Transforma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ranslation – Move the function around</text:p>
                <text:list>
                  <text:list-item>
                    <text:p>f(x-k) + h</text:p>
                  </text:list-item>
                </text:list>
              </text:list-item>
              <text:list-item>
                <text:p>Scaling – Stretch or compress the function</text:p>
                <text:list>
                  <text:list-item>
                    <text:p>f(a * x) * 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ketching Function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mework due Monda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omework 1</text:p>
              </text:list-item>
              <text:list-item>
                <text:p>Know your functions</text:p>
                <text:list>
                  <text:list-item>
                    <text:p>Lines, Parabolas and Polynomials</text:p>
                  </text:list-item>
                  <text:list-item>
                    <text:p>Rational and Algebraic Functions</text:p>
                  </text:list-item>
                  <text:list-item>
                    <text:p>Be able to make a ske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H21M47S</meta:editing-duration>
    <meta:editing-cycles>10</meta:editing-cycles>
    <meta:generator>OpenOffice/4.1.1$Win32 OpenOffice.org_project/411m6$Build-9775</meta:generator>
    <dc:date>2016-09-01T14:24:34.78</dc:date>
    <meta:document-statistic meta:object-count="77"/>
  </office:meta>
</office:document-meta>
</file>